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4-09-24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4-08-19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4-07-2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4-06-20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4-05-2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4-04-29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4-03-07 1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4-02-2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4-01-23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3-12-11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3-11-20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3-09-12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3-08-31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3-07-19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3-06-28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3-05-2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3-03-14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3-02-17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3-01-10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12-16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11-2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10-1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09-23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08-08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07-1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06-22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05-13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04-26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03-23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02-14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2-01-21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11-10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10-25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09-22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08-11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07-29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07-23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06-02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05-18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04-15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03-1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02-24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1-01-12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0-11-30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0-10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0-09-14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0-08-1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0-07-13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0-06-05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0-05-15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0-04-07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0-03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0-02-05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20-01-03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12-20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11-06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10-10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09-1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08-20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07-17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06-17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05-15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04-19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03-21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02-01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9-01-16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8-12-11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8-11-2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8-10-10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8-09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8-08-2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8-07-19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8-06-27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8-05-22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8-03-14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8-02-23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8-01-18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7-12-12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7-07-2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7-06-15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7-05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7-04-20 1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7-03-23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7-02-17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7-01-13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12-01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11-22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10-17 1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09-26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08-26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07-1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06-15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05-05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04-06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03-23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02-16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6-01-28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12-04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11-19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10-20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09-02 1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08-0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07-07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06-02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05-19 1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04-09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03-24 1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02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5-01-07 1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4-12-08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4-11-17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4-10-3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4-09-0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4-08-18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4-07-29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4-06-2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4-05-2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14-01-21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9-03-25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9-02-24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9-01-1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8-12-09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8-07-2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8-05-06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8-04-18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8-03-10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8-02-04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8-01-1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7-12-17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7-11-08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7-10-03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7-07-06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7-06-04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7-05-15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7-04-2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7-03-29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7-03-16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7-02-23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7-01-08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12-0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11-21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10-12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09-06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08-22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07-20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06-20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05-05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04-04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03-10 1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02-15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6-01-12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12-12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11-02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10-07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09-0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08-1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07-18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06-21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05-06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04-1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03-10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02-07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5-01-1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12-15 1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11-1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10-19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09-02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08-03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07-06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06-2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05-2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04-16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03-09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02-23 1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4-01-20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12-15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11-20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10-03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09-1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08-1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07-28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06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05-19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04-0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03-10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02-21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3-01-10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2-12-17 1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2-11-01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2-08-21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2-06-21 1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2-04-12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2-03-08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1-12-0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1-10-17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1-08-30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1-06-2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1-04-26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1-02-09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0-12-06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0-10-27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0-09-08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2000-09-06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9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9-10-04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9-08-25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9-05-27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9-03-17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9-02-22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9-01-15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8-09-02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8-07-2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8-05-15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8-04-09 1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8-03-13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8-02-23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8-01-27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7-12-10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7-11-17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7-10-10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7-09-15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7-08-19 1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7-06-17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7-05-09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7-04-03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7-02-06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7-01-10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12-13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12-04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11-18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10-22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09-30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08-26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06-27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05-23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04-18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03-06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02-16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6-01-10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12-13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11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10-0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09-25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08-02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07-19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06-1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05-16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04-20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03-10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02-0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26066165001</text:p>
          </table:table-cell>
          <table:table-cell office:value-type="string" calcext:value-type="string">
            <text:p>199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91" meta:object-count="0"/>
    <meta:user-defined meta:name="AppVersion">3.0</meta:user-defined>
  </office:meta>
</office:document-meta>
</file>